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xd.adobe.com/view/dc2f187c-7e19-446f-9e6f-d2eb356a405e-897c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0T17:27:38.83800000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68" meta:non-whitespace-character-count="68"/>
    <meta:generator>LibreOffice/7.3.1.3$Windows_X86_64 LibreOffice_project/a69ca51ded25f3eefd52d7bf9a5fad8c90b87951</meta:generator>
  </office:meta>
</office:document-meta>
</file>